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nux Libertine O" svg:font-family="'Linux Libertine O'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c1f08" officeooo:paragraph-rsid="000c1f0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c1f08" officeooo:paragraph-rsid="000c1f08" style:font-weight-asian="normal" style:font-weight-complex="normal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0c1f08" officeooo:paragraph-rsid="000c1f0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officeooo:rsid="000c1f08" officeooo:paragraph-rsid="000c1f08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officeooo:rsid="000c1f08" officeooo:paragraph-rsid="001300c3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officeooo:rsid="00130680" officeooo:paragraph-rsid="00130680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officeooo:rsid="0013db72" officeooo:paragraph-rsid="0013db72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00c3" style:font-weight-asian="bold" style:font-weight-complex="bold"/>
    </style:style>
    <style:style style:name="T3" style:family="text">
      <style:text-properties fo:font-weight="bold" officeooo:rsid="000e013a" style:font-weight-asian="bold" style:font-weight-complex="bold"/>
    </style:style>
    <style:style style:name="T4" style:family="text">
      <style:text-properties fo:font-weight="bold" officeooo:rsid="0014f8e3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f9207" style:font-style-asian="italic" style:font-style-complex="italic"/>
    </style:style>
    <style:style style:name="T7" style:family="text">
      <style:text-properties officeooo:rsid="000e013a"/>
    </style:style>
    <style:style style:name="T8" style:family="text">
      <style:text-properties officeooo:rsid="000ea5f5"/>
    </style:style>
    <style:style style:name="T9" style:family="text">
      <style:text-properties officeooo:rsid="000f9207"/>
    </style:style>
    <style:style style:name="T10" style:family="text">
      <style:text-properties officeooo:rsid="001141ff"/>
    </style:style>
    <style:style style:name="T11" style:family="text">
      <style:text-properties officeooo:rsid="001300c3"/>
    </style:style>
    <style:style style:name="T12" style:family="text">
      <style:text-properties officeooo:rsid="0013db72"/>
    </style:style>
    <style:style style:name="T13" style:family="text">
      <style:text-properties officeooo:rsid="0014f8e3"/>
    </style:style>
    <style:style style:name="T14" style:family="text">
      <style:text-properties officeooo:rsid="00168b3d"/>
    </style:style>
    <style:style style:name="T15" style:family="text">
      <style:text-properties officeooo:rsid="001890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STRAK</text:p>
      <text:p text:style-name="P1"/>
      <text:p text:style-name="P2">[A] <text:tab/><text:span text:style-name="T1">Nama: </text:span>Jeffrey Willever Jacobson (03720819)</text:p>
      <text:p text:style-name="P3">[B] <text:tab/><text:span text:style-name="T1">Judul Tesis: </text:span>Kebebasan yang Kontradiktif: Metakritik Adorno atas Konsep <text:tab/>Kebebasan Kant dalam <text:span text:style-name="T5">Dialektika Negatif</text:span></text:p>
      <text:p text:style-name="P4">[C] <text:tab/><text:span text:style-name="T15">ii + </text:span>halaman; 2023</text:p>
      <text:p text:style-name="P5">[D] <text:tab/><text:span text:style-name="T1">Kata-kata kunci:</text:span> Kebebasan, Marxisme Barat, Mazhab Frankfurt, Metakritik, <text:tab/>Dialektika, Idealisme Transendental, Materialisme, Teori Kritis, Teori dan Praxis, <text:tab/>Modernitas, Filsafat Moral, <text:span text:style-name="T7">Psikoanalisis, Revolusi, </text:span><text:span text:style-name="T8">Utopia, Akal Budi, Antinomi, <text:tab/></text:span><text:span text:style-name="T9">Antisistem, Ketidakidentikan, Yang Ditambahkan (</text:span><text:span text:style-name="T6">das Hinzutretende</text:span><text:span text:style-name="T9">), </text:span><text:span text:style-name="T10">Kausalitas</text:span></text:p>
      <text:p text:style-name="P5"><text:span text:style-name="T11">[E]</text:span><text:span text:style-name="T2"> <text:tab/>Isi Abstrak:</text:span><text:span text:style-name="T3"> </text:span></text:p>
      <text:p text:style-name="P6">[F] <text:tab/><text:span text:style-name="T1">Daftar Pustaka:</text:span> <text:span text:style-name="T12">94 </text:span><text:span text:style-name="T14">(1941–2022)</text:span></text:p>
      <text:p text:style-name="P7">[G] <text:tab/><text:span text:style-name="T1">Dosen Pembimbing: </text:span><text:span text:style-name="T13">Prof. Dr. J. Sudarminta, M. Phil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nux Libertine O" svg:font-family="'Linux Libertine O'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nux Libertine O" fo:font-size="12pt" fo:language="id" fo:country="ID" style:letter-kerning="true" style:font-name-asian="Source Han Serif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nux Libertine O" fo:font-size="12pt" fo:language="id" fo:country="ID" style:letter-kerning="true" style:font-name-asian="Source Han Serif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nux Libertine O" fo:font-family="'Linux Libertine O'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3cm" fo:margin-left="3.5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00:02:06.053342728</meta:creation-date>
    <dc:date>2023-05-07T01:50:25.998271752</dc:date>
    <meta:editing-duration>PT3M28S</meta:editing-duration>
    <meta:editing-cycles>3</meta:editing-cycles>
    <meta:generator>LibreOffice/7.4.6.2$Linux_X86_64 LibreOffice_project/40$Build-2</meta:generator>
    <meta:document-statistic meta:table-count="0" meta:image-count="0" meta:object-count="0" meta:page-count="1" meta:paragraph-count="8" meta:word-count="79" meta:character-count="628" meta:non-whitespace-character-count="546"/>
  </office:meta>
</office:document-meta>
</file>